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6.1cm" fo:min-width="5.8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7.3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3.7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7.35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3.7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7.35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3.7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cm" svg:y="20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7.35cm" svg:y="20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3.7cm" svg:y="20.0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00:18:29.740000000</meta:creation-date>
    <dc:date>2016-09-19T00:34:40.016000000</dc:date>
    <meta:editing-duration>PT5M38S</meta:editing-duration>
    <meta:editing-cycles>1</meta:editing-cycles>
    <meta:document-statistic meta:object-count="12"/>
    <meta:generator>LibreOffice/5.1.4.2$Windows_x86 LibreOffice_project/f99d75f39f1c57ebdd7ffc5f42867c12031db97a</meta:generator>
  </office:meta>
</office:document-meta>
</file>